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13.8772in"/>
    </style:style>
    <style:style style:name="co5" style:family="table-column">
      <style:table-column-properties fo:break-before="auto" style:column-width="0.7134in"/>
    </style:style>
    <style:style style:name="co6" style:family="table-column">
      <style:table-column-properties fo:break-before="auto" style:column-width="0.993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99"/>
    <style:style style:name="ce2" style:family="table-cell" style:parent-style-name="Default" style:data-style-name="N100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jun1-jul1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ferenceNo.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CheckNumber</text:p>
          </table:table-cell>
          <table:table-cell office:value-type="string" calcext:value-type="string">
            <text:p>Balance</text:p>
          </table:table-cell>
        </table:table-row>
        <table:table-row table:style-name="ro1">
          <table:table-cell/>
          <table:table-cell table:style-name="ce2" office:value-type="string" calcext:value-type="string">
            <text:p>6/1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DEBIT CARD 1ST HAWAIIAN BK <text:s text:c="5"/>DEBIT CARD 052721 CALIENTE</text:p>
          </table:table-cell>
          <table:table-cell office:value-type="currency" office:currency="USD" office:value="64" calcext:value-type="currency">
            <text:p>$64.00</text:p>
          </table:table-cell>
          <table:table-cell table:number-columns-repeated="2"/>
          <table:table-cell office:value-type="currency" office:currency="USD" office:value="6282.41" calcext:value-type="currency">
            <text:p>$6,282.41</text:p>
          </table:table-cell>
        </table:table-row>
        <table:table-row table:style-name="ro1">
          <table:table-cell/>
          <table:table-cell table:style-name="ce2" office:value-type="string" calcext:value-type="string">
            <text:p>6/1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FHB XFER CREDIT CD <text:s text:c="13"/>5396-7570-0016-9249</text:p>
          </table:table-cell>
          <table:table-cell office:value-type="currency" office:currency="USD" office:value="102.39" calcext:value-type="currency">
            <text:p>$102.39</text:p>
          </table:table-cell>
          <table:table-cell table:number-columns-repeated="2"/>
          <table:table-cell office:value-type="currency" office:currency="USD" office:value="6180.02" calcext:value-type="currency">
            <text:p>$6,180.02</text:p>
          </table:table-cell>
        </table:table-row>
        <table:table-row table:style-name="ro1">
          <table:table-cell/>
          <table:table-cell table:style-name="ce2" office:value-type="string" calcext:value-type="string">
            <text:p>6/1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POS DEBIT ROSS STORE #49 <text:s text:c="28"/>540404498618715 <text:s/>ROSS STORE #497 <text:s text:c="9"/>TAMUNING <text:s text:c="4"/>GU <text:s text:c="5"/>R00602075211US</text:p>
          </table:table-cell>
          <table:table-cell office:value-type="currency" office:currency="USD" office:value="174.51" calcext:value-type="currency">
            <text:p>$174.51</text:p>
          </table:table-cell>
          <table:table-cell table:number-columns-repeated="2"/>
          <table:table-cell office:value-type="currency" office:currency="USD" office:value="6005.51" calcext:value-type="currency">
            <text:p>$6,005.51</text:p>
          </table:table-cell>
        </table:table-row>
        <table:table-row table:style-name="ro1">
          <table:table-cell/>
          <table:table-cell table:style-name="ce2" office:value-type="string" calcext:value-type="string">
            <text:p>6/1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FHB ATM WITHDRAWAL FH4608 <text:s/>010 <text:s/>HAWAII KAI BRANCH <text:s text:c="13"/>540404498618715 <text:s/>7110 KALANIANAOLE <text:s text:c="7"/>HONOLULU <text:s text:c="4"/>HI <text:s text:c="5"/>R00529008159US</text:p>
          </table:table-cell>
          <table:table-cell office:value-type="currency" office:currency="USD" office:value="500" calcext:value-type="currency">
            <text:p>$500.00</text:p>
          </table:table-cell>
          <table:table-cell table:number-columns-repeated="2"/>
          <table:table-cell office:value-type="currency" office:currency="USD" office:value="5505.51" calcext:value-type="currency">
            <text:p>$5,505.51</text:p>
          </table:table-cell>
        </table:table-row>
        <table:table-row table:style-name="ro1">
          <table:table-cell/>
          <table:table-cell table:style-name="ce2" office:value-type="string" calcext:value-type="string">
            <text:p>6/2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POS DEBIT PAYLESS SUPERMAR <text:s text:c="26"/>540404498618715 <text:s/>751 CHALAN MACHAUT <text:s text:c="6"/>MAITE <text:s text:c="7"/>GU <text:s text:c="5"/>R10602007463US</text:p>
          </table:table-cell>
          <table:table-cell office:value-type="currency" office:currency="USD" office:value="275.22" calcext:value-type="currency">
            <text:p>$275.22</text:p>
          </table:table-cell>
          <table:table-cell table:number-columns-repeated="2"/>
          <table:table-cell office:value-type="currency" office:currency="USD" office:value="5230.29" calcext:value-type="currency">
            <text:p>$5,230.29</text:p>
          </table:table-cell>
        </table:table-row>
        <table:table-row table:style-name="ro1">
          <table:table-cell/>
          <table:table-cell table:style-name="ce2" office:value-type="string" calcext:value-type="string">
            <text:p>6/3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FHB XFER CREDIT CD <text:s text:c="13"/>5396-7570-0016-9249</text:p>
          </table:table-cell>
          <table:table-cell office:value-type="currency" office:currency="USD" office:value="334.16" calcext:value-type="currency">
            <text:p>$334.16</text:p>
          </table:table-cell>
          <table:table-cell table:number-columns-repeated="2"/>
          <table:table-cell office:value-type="currency" office:currency="USD" office:value="4896.13" calcext:value-type="currency">
            <text:p>$4,896.13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style-name="ce2" office:value-type="string" calcext:value-type="string">
            <text:p>6/7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DEBIT CARD 1ST HAWAIIAN BK <text:s text:c="5"/>DEBIT CARD 060321 Amazon web services</text:p>
          </table:table-cell>
          <table:table-cell office:value-type="currency" office:currency="USD" office:value="54.44" calcext:value-type="currency">
            <text:p>$54.44</text:p>
          </table:table-cell>
          <table:table-cell table:number-columns-repeated="2"/>
          <table:table-cell office:value-type="currency" office:currency="USD" office:value="4841.69" calcext:value-type="currency">
            <text:p>$4,841.69</text:p>
          </table:table-cell>
        </table:table-row>
        <table:table-row table:style-name="ro1">
          <table:table-cell/>
          <table:table-cell table:style-name="ce2" office:value-type="string" calcext:value-type="string">
            <text:p>6/8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POS DEBIT PAYLESS SPRMKTS <text:s text:c="27"/>540404498618715 <text:s/>128 PALE KIERAN HI <text:s text:c="6"/>SINAJANA <text:s text:c="4"/>GU <text:s text:c="5"/>R00609040941US</text:p>
          </table:table-cell>
          <table:table-cell office:value-type="currency" office:currency="USD" office:value="73.31" calcext:value-type="currency">
            <text:p>$73.31</text:p>
          </table:table-cell>
          <table:table-cell table:number-columns-repeated="2"/>
          <table:table-cell office:value-type="currency" office:currency="USD" office:value="4768.38" calcext:value-type="currency">
            <text:p>$4,768.38</text:p>
          </table:table-cell>
        </table:table-row>
        <table:table-row table:style-name="ro1">
          <table:table-cell/>
          <table:table-cell table:style-name="ce2" office:value-type="string" calcext:value-type="string">
            <text:p>6/8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POS DEBIT ROSS STORE #49 <text:s text:c="28"/>540404498618715 <text:s/>ROSS STORE #497 <text:s text:c="9"/>TAMUNING <text:s text:c="4"/>GU <text:s text:c="5"/>R00609107042US</text:p>
          </table:table-cell>
          <table:table-cell office:value-type="currency" office:currency="USD" office:value="151.09" calcext:value-type="currency">
            <text:p>$151.09</text:p>
          </table:table-cell>
          <table:table-cell table:number-columns-repeated="2"/>
          <table:table-cell office:value-type="currency" office:currency="USD" office:value="4617.29" calcext:value-type="currency">
            <text:p>$4,617.29</text:p>
          </table:table-cell>
        </table:table-row>
        <table:table-row table:style-name="ro1">
          <table:table-cell/>
          <table:table-cell table:style-name="ce2" office:value-type="string" calcext:value-type="string">
            <text:p>6/8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POS DEBIT COST U LESS TAMU <text:s text:c="26"/>540404498618715 <text:s/>265 CHALAN SAN ANT <text:s text:c="6"/>TAMUNING <text:s text:c="4"/>GU <text:s text:c="5"/>R00609006680US</text:p>
          </table:table-cell>
          <table:table-cell office:value-type="currency" office:currency="USD" office:value="154.63" calcext:value-type="currency">
            <text:p>$154.63</text:p>
          </table:table-cell>
          <table:table-cell table:number-columns-repeated="2"/>
          <table:table-cell office:value-type="currency" office:currency="USD" office:value="4462.66" calcext:value-type="currency">
            <text:p>$4,462.66</text:p>
          </table:table-cell>
        </table:table-row>
        <table:table-row table:style-name="ro1">
          <table:table-cell/>
          <table:table-cell table:style-name="ce2" office:value-type="string" calcext:value-type="string">
            <text:p>6/9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DEBIT CARD 1ST HAWAIIAN BK <text:s text:c="5"/>DEBIT CARD 060721 HILTON GUAM - RESTAURA</text:p>
          </table:table-cell>
          <table:table-cell office:value-type="currency" office:currency="USD" office:value="313.5" calcext:value-type="currency">
            <text:p>$313.50</text:p>
          </table:table-cell>
          <table:table-cell table:number-columns-repeated="2"/>
          <table:table-cell office:value-type="currency" office:currency="USD" office:value="4149.16" calcext:value-type="currency">
            <text:p>$4,149.16</text:p>
          </table:table-cell>
        </table:table-row>
        <table:table-row table:style-name="ro1">
          <table:table-cell/>
          <table:table-cell table:style-name="ce2" office:value-type="string" calcext:value-type="string">
            <text:p>6/9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DEBIT CARD 1ST HAWAIIAN BK <text:s text:c="5"/>DEBIT CARD 060721 SIX D ENTERPRISES INC</text:p>
          </table:table-cell>
          <table:table-cell office:value-type="currency" office:currency="USD" office:value="1000" calcext:value-type="currency">
            <text:p>$1,000.00</text:p>
          </table:table-cell>
          <table:table-cell table:number-columns-repeated="2"/>
          <table:table-cell office:value-type="currency" office:currency="USD" office:value="3149.16" calcext:value-type="currency">
            <text:p>$3,149.16</text:p>
          </table:table-cell>
        </table:table-row>
        <table:table-row table:style-name="ro1">
          <table:table-cell/>
          <table:table-cell table:style-name="ce2" office:value-type="string" calcext:value-type="string">
            <text:p>6/10/2021</text:p>
          </table:table-cell>
          <table:table-cell/>
          <table:table-cell office:value-type="string" calcext:value-type="string">
            <text:p>CREDIT</text:p>
          </table:table-cell>
          <table:table-cell office:value-type="string" calcext:value-type="string">
            <text:p>DIRECT DEPOSIT UNIVERSITY OF GU PAYROLL <text:s text:c="3"/>061021 <text:s text:c="25"/>MOORE</text:p>
          </table:table-cell>
          <table:table-cell/>
          <table:table-cell office:value-type="currency" office:currency="USD" office:value="3634.93" calcext:value-type="currency">
            <text:p>$3,634.93</text:p>
          </table:table-cell>
          <table:table-cell/>
          <table:table-cell office:value-type="currency" office:currency="USD" office:value="6784.09" calcext:value-type="currency">
            <text:p>$6,784.09</text:p>
          </table:table-cell>
        </table:table-row>
        <table:table-row table:style-name="ro1">
          <table:table-cell/>
          <table:table-cell table:style-name="ce2" office:value-type="string" calcext:value-type="string">
            <text:p>6/11/2021</text:p>
          </table:table-cell>
          <table:table-cell/>
          <table:table-cell office:value-type="string" calcext:value-type="string">
            <text:p>CREDIT</text:p>
          </table:table-cell>
          <table:table-cell office:value-type="string" calcext:value-type="string">
            <text:p>DIRECT DEPOSIT GOVGUAM RET FUND GGRF RTP <text:s text:c="2"/>061121 <text:s text:c="25"/>MOORE</text:p>
          </table:table-cell>
          <table:table-cell/>
          <table:table-cell office:value-type="currency" office:currency="USD" office:value="489.35" calcext:value-type="currency">
            <text:p>$489.35</text:p>
          </table:table-cell>
          <table:table-cell/>
          <table:table-cell office:value-type="currency" office:currency="USD" office:value="7273.44" calcext:value-type="currency">
            <text:p>$7,273.44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style-name="ce2" office:value-type="string" calcext:value-type="string">
            <text:p>6/11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DEBIT CARD 1ST HAWAIIAN BK <text:s text:c="5"/>DEBIT CARD 060921 NATURALREADERS.COM</text:p>
          </table:table-cell>
          <table:table-cell office:value-type="currency" office:currency="USD" office:value="59.88" calcext:value-type="currency">
            <text:p>$59.88</text:p>
          </table:table-cell>
          <table:table-cell table:number-columns-repeated="2"/>
          <table:table-cell office:value-type="currency" office:currency="USD" office:value="7213.56" calcext:value-type="currency">
            <text:p>$7,213.56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style-name="ce2" office:value-type="string" calcext:value-type="string">
            <text:p>6/14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DEBIT CARD RECURRING 1ST <text:s text:c="7"/>HAWAIIAN BK <text:s/>DEBIT CARD 061021 PYTHONANYWHERE <text:s text:c="10"/>R</text:p>
          </table:table-cell>
          <table:table-cell office:value-type="currency" office:currency="USD" office:value="10" calcext:value-type="currency">
            <text:p>$10.00</text:p>
          </table:table-cell>
          <table:table-cell table:number-columns-repeated="2"/>
          <table:table-cell office:value-type="currency" office:currency="USD" office:value="7203.56" calcext:value-type="currency">
            <text:p>$7,203.56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style-name="ce2" office:value-type="string" calcext:value-type="string">
            <text:p>6/14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POS DEBIT AMAZON.COM*2X94386C2 <text:s text:c="22"/>540404498642349 <text:s/>AMAZON.COM <text:s text:c="14"/>SEATTLE <text:s text:c="5"/>WA <text:s text:c="5"/>R00614798341US</text:p>
          </table:table-cell>
          <table:table-cell office:value-type="currency" office:currency="USD" office:value="26.18" calcext:value-type="currency">
            <text:p>$26.18</text:p>
          </table:table-cell>
          <table:table-cell table:number-columns-repeated="2"/>
          <table:table-cell office:value-type="currency" office:currency="USD" office:value="7177.38" calcext:value-type="currency">
            <text:p>$7,177.38</text:p>
          </table:table-cell>
        </table:table-row>
        <table:table-row table:style-name="ro1">
          <table:table-cell/>
          <table:table-cell table:style-name="ce2" office:value-type="string" calcext:value-type="string">
            <text:p>6/14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POS DEBIT IP&amp;E SHELL HARMO <text:s text:c="26"/>540404498618715 <text:s/>#1779 ROUTE 16 ARM <text:s text:c="6"/>DEDEDO <text:s text:c="6"/>GU <text:s text:c="5"/>R00615019443US</text:p>
          </table:table-cell>
          <table:table-cell office:value-type="currency" office:currency="USD" office:value="90.45" calcext:value-type="currency">
            <text:p>$90.45</text:p>
          </table:table-cell>
          <table:table-cell table:number-columns-repeated="2"/>
          <table:table-cell office:value-type="currency" office:currency="USD" office:value="7086.93" calcext:value-type="currency">
            <text:p>$7,086.93</text:p>
          </table:table-cell>
        </table:table-row>
        <table:table-row table:style-name="ro1">
          <table:table-cell/>
          <table:table-cell table:style-name="ce2" office:value-type="string" calcext:value-type="string">
            <text:p>6/14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POS DEBIT PAYLESS SUPERMAR <text:s text:c="26"/>540404498618715 <text:s/>751 CHALAN MACHAUT <text:s text:c="6"/>MAITE <text:s text:c="7"/>GU <text:s text:c="5"/>R00613032918US</text:p>
          </table:table-cell>
          <table:table-cell office:value-type="currency" office:currency="USD" office:value="116.64" calcext:value-type="currency">
            <text:p>$116.64</text:p>
          </table:table-cell>
          <table:table-cell table:number-columns-repeated="2"/>
          <table:table-cell office:value-type="currency" office:currency="USD" office:value="6970.29" calcext:value-type="currency">
            <text:p>$6,970.29</text:p>
          </table:table-cell>
        </table:table-row>
        <table:table-row table:style-name="ro1">
          <table:table-cell/>
          <table:table-cell table:style-name="ce2" office:value-type="string" calcext:value-type="string">
            <text:p>6/14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FHB ATM WITHDRAWAL FH4378 <text:s/>003 <text:s/>MAITE BRANCH #2 <text:s text:c="15"/>540404498618715 <text:s/>400 ROUTE 8 <text:s text:c="13"/>MONGMONG <text:s text:c="4"/>GU <text:s text:c="5"/>R00613005410US</text:p>
          </table:table-cell>
          <table:table-cell office:value-type="currency" office:currency="USD" office:value="500" calcext:value-type="currency">
            <text:p>$500.00</text:p>
          </table:table-cell>
          <table:table-cell table:number-columns-repeated="2"/>
          <table:table-cell office:value-type="currency" office:currency="USD" office:value="6470.29" calcext:value-type="currency">
            <text:p>$6,470.29</text:p>
          </table:table-cell>
        </table:table-row>
        <table:table-row table:style-name="ro1">
          <table:table-cell/>
          <table:table-cell table:style-name="ce2" office:value-type="string" calcext:value-type="string">
            <text:p>6/15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DEBIT CARD 1ST HAWAIIAN BK <text:s text:c="5"/>DEBIT CARD 061121 Amazon Music*2X9MW3VK0</text:p>
          </table:table-cell>
          <table:table-cell office:value-type="currency" office:currency="USD" office:value="3.99" calcext:value-type="currency">
            <text:p>$3.99</text:p>
          </table:table-cell>
          <table:table-cell table:number-columns-repeated="2"/>
          <table:table-cell office:value-type="currency" office:currency="USD" office:value="6466.3" calcext:value-type="currency">
            <text:p>$6,466.30</text:p>
          </table:table-cell>
        </table:table-row>
        <table:table-row table:style-name="ro1">
          <table:table-cell/>
          <table:table-cell table:style-name="ce2" office:value-type="string" calcext:value-type="string">
            <text:p>6/15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DEBIT CARD 1ST HAWAIIAN BK <text:s text:c="5"/>DEBIT CARD 061121 GWA ONLINE PAYMENTS</text:p>
          </table:table-cell>
          <table:table-cell office:value-type="currency" office:currency="USD" office:value="66.95" calcext:value-type="currency">
            <text:p>$66.95</text:p>
          </table:table-cell>
          <table:table-cell table:number-columns-repeated="2"/>
          <table:table-cell office:value-type="currency" office:currency="USD" office:value="6399.35" calcext:value-type="currency">
            <text:p>$6,399.35</text:p>
          </table:table-cell>
        </table:table-row>
        <table:table-row table:style-name="ro1">
          <table:table-cell/>
          <table:table-cell table:style-name="ce2" office:value-type="string" calcext:value-type="string">
            <text:p>6/15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DEBIT CARD 1ST HAWAIIAN BK <text:s text:c="5"/>DEBIT CARD 061121 GPA ONLINE PAYGPA COMM</text:p>
          </table:table-cell>
          <table:table-cell office:value-type="currency" office:currency="USD" office:value="286.1" calcext:value-type="currency">
            <text:p>$286.10</text:p>
          </table:table-cell>
          <table:table-cell table:number-columns-repeated="2"/>
          <table:table-cell office:value-type="currency" office:currency="USD" office:value="6113.25" calcext:value-type="currency">
            <text:p>$6,113.25</text:p>
          </table:table-cell>
        </table:table-row>
        <table:table-row table:style-name="ro1">
          <table:table-cell/>
          <table:table-cell table:style-name="ce2" office:value-type="string" calcext:value-type="string">
            <text:p>6/16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DEBIT CARD 1ST HAWAIIAN BK <text:s text:c="5"/>DEBIT CARD 061421 Kindle Unltd*216NL6ZO1</text:p>
          </table:table-cell>
          <table:table-cell office:value-type="currency" office:currency="USD" office:value="9.99" calcext:value-type="currency">
            <text:p>$9.99</text:p>
          </table:table-cell>
          <table:table-cell table:number-columns-repeated="2"/>
          <table:table-cell office:value-type="currency" office:currency="USD" office:value="6103.26" calcext:value-type="currency">
            <text:p>$6,103.26</text:p>
          </table:table-cell>
        </table:table-row>
        <table:table-row table:style-name="ro1">
          <table:table-cell/>
          <table:table-cell table:style-name="ce2" office:value-type="string" calcext:value-type="string">
            <text:p>6/16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DEBIT CARD 1ST HAWAIIAN BK <text:s text:c="5"/>DEBIT CARD 061421 DOCOMO PACIFIC</text:p>
          </table:table-cell>
          <table:table-cell office:value-type="currency" office:currency="USD" office:value="246.74" calcext:value-type="currency">
            <text:p>$246.74</text:p>
          </table:table-cell>
          <table:table-cell table:number-columns-repeated="2"/>
          <table:table-cell office:value-type="currency" office:currency="USD" office:value="5856.52" calcext:value-type="currency">
            <text:p>$5,856.52</text:p>
          </table:table-cell>
        </table:table-row>
        <table:table-row table:style-name="ro1">
          <table:table-cell/>
          <table:table-cell table:style-name="ce2" office:value-type="string" calcext:value-type="string">
            <text:p>6/16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FUNDS TRANSFER PENTAGON FEDERAL LOAN PYMT <text:s/>061521 <text:s text:c="25"/>MOORE JANE G <text:s text:c="10"/>000031589015705 <text:s text:c="81"/>121301015021166009550147 <text:s text:c="4"/>PPD</text:p>
          </table:table-cell>
          <table:table-cell office:value-type="currency" office:currency="USD" office:value="256.4" calcext:value-type="currency">
            <text:p>$256.40</text:p>
          </table:table-cell>
          <table:table-cell table:number-columns-repeated="2"/>
          <table:table-cell office:value-type="currency" office:currency="USD" office:value="5600.12" calcext:value-type="currency">
            <text:p>$5,600.12</text:p>
          </table:table-cell>
        </table:table-row>
        <table:table-row table:style-name="ro1">
          <table:table-cell/>
          <table:table-cell table:style-name="ce2" office:value-type="string" calcext:value-type="string">
            <text:p>6/17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POS DEBIT PAYLESS SUPERMAR <text:s text:c="26"/>540404498618715 <text:s/>751 CHALAN MACHAUT <text:s text:c="6"/>MAITE <text:s text:c="7"/>GU <text:s text:c="5"/>R00618033154US</text:p>
          </table:table-cell>
          <table:table-cell office:value-type="currency" office:currency="USD" office:value="167.12" calcext:value-type="currency">
            <text:p>$167.12</text:p>
          </table:table-cell>
          <table:table-cell table:number-columns-repeated="2"/>
          <table:table-cell office:value-type="currency" office:currency="USD" office:value="5433" calcext:value-type="currency">
            <text:p>$5,433.00</text:p>
          </table:table-cell>
        </table:table-row>
        <table:table-row table:style-name="ro1">
          <table:table-cell/>
          <table:table-cell table:style-name="ce2" office:value-type="string" calcext:value-type="string">
            <text:p>6/18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FHB XFER CREDIT CD <text:s text:c="13"/>5396-7570-0016-9249</text:p>
          </table:table-cell>
          <table:table-cell office:value-type="currency" office:currency="USD" office:value="502.22" calcext:value-type="currency">
            <text:p>$502.22</text:p>
          </table:table-cell>
          <table:table-cell table:number-columns-repeated="2"/>
          <table:table-cell office:value-type="currency" office:currency="USD" office:value="4930.78" calcext:value-type="currency">
            <text:p>$4,930.78</text:p>
          </table:table-cell>
        </table:table-row>
        <table:table-row table:style-name="ro1">
          <table:table-cell/>
          <table:table-cell table:style-name="ce2" office:value-type="string" calcext:value-type="string">
            <text:p>6/18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FUNDS TRANSFER PENTAGON FEDERAL LOAN PYMT <text:s/>061721 <text:s text:c="25"/>MOORE AUBREY <text:s text:c="10"/>000033136504801 <text:s text:c="81"/>121301015021168010108145 <text:s text:c="4"/>PPD</text:p>
          </table:table-cell>
          <table:table-cell office:value-type="currency" office:currency="USD" office:value="455.18" calcext:value-type="currency">
            <text:p>$455.18</text:p>
          </table:table-cell>
          <table:table-cell table:number-columns-repeated="2"/>
          <table:table-cell office:value-type="currency" office:currency="USD" office:value="4475.6" calcext:value-type="currency">
            <text:p>$4,475.60</text:p>
          </table:table-cell>
        </table:table-row>
        <table:table-row table:style-name="ro1">
          <table:table-cell/>
          <table:table-cell table:style-name="ce2" office:value-type="string" calcext:value-type="string">
            <text:p>6/18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FUNDS TRANSFER PENTAGON FEDERAL LOAN PYMT <text:s/>061721 <text:s text:c="25"/>MOORE AUBREY <text:s text:c="10"/>000031595991709 <text:s text:c="81"/>121301015021168010108141 <text:s text:c="4"/>PPD</text:p>
          </table:table-cell>
          <table:table-cell office:value-type="currency" office:currency="USD" office:value="587.53" calcext:value-type="currency">
            <text:p>$587.53</text:p>
          </table:table-cell>
          <table:table-cell table:number-columns-repeated="2"/>
          <table:table-cell office:value-type="currency" office:currency="USD" office:value="3888.07" calcext:value-type="currency">
            <text:p>$3,888.07</text:p>
          </table:table-cell>
        </table:table-row>
        <table:table-row table:style-name="ro1">
          <table:table-cell/>
          <table:table-cell table:style-name="ce2" office:value-type="string" calcext:value-type="string">
            <text:p>6/21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POS DEBIT IP&amp;E SHELL CHALA <text:s text:c="26"/>540404498618715 <text:s/>#160 NORTH CHALAN <text:s text:c="7"/>CHALAN PAGO <text:s/>GU <text:s text:c="5"/>R00622019212US</text:p>
          </table:table-cell>
          <table:table-cell office:value-type="currency" office:currency="USD" office:value="52.17" calcext:value-type="currency">
            <text:p>$52.17</text:p>
          </table:table-cell>
          <table:table-cell table:number-columns-repeated="2"/>
          <table:table-cell office:value-type="currency" office:currency="USD" office:value="3835.9" calcext:value-type="currency">
            <text:p>$3,835.90</text:p>
          </table:table-cell>
        </table:table-row>
        <table:table-row table:style-name="ro1">
          <table:table-cell/>
          <table:table-cell table:style-name="ce2" office:value-type="string" calcext:value-type="string">
            <text:p>6/21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POS DEBIT PAYLESS SPRMKTS <text:s text:c="27"/>540404498618715 <text:s/>128 PALE KIERAN HI <text:s text:c="6"/>SINAJANA <text:s text:c="4"/>GU <text:s text:c="5"/>R00622046811US</text:p>
          </table:table-cell>
          <table:table-cell office:value-type="currency" office:currency="USD" office:value="103.88" calcext:value-type="currency">
            <text:p>$103.88</text:p>
          </table:table-cell>
          <table:table-cell table:number-columns-repeated="2"/>
          <table:table-cell office:value-type="currency" office:currency="USD" office:value="3732.02" calcext:value-type="currency">
            <text:p>$3,732.02</text:p>
          </table:table-cell>
        </table:table-row>
        <table:table-row table:style-name="ro1">
          <table:table-cell/>
          <table:table-cell table:style-name="ce2" office:value-type="string" calcext:value-type="string">
            <text:p>6/21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FHB ATM WITHDRAWAL FH4378 <text:s/>003 <text:s/>MAITE BRANCH #2 <text:s text:c="15"/>540404498618715 <text:s/>400 ROUTE 8 <text:s text:c="13"/>MONGMONG <text:s text:c="4"/>GU <text:s text:c="5"/>R00622007222US</text:p>
          </table:table-cell>
          <table:table-cell office:value-type="currency" office:currency="USD" office:value="200" calcext:value-type="currency">
            <text:p>$200.00</text:p>
          </table:table-cell>
          <table:table-cell table:number-columns-repeated="2"/>
          <table:table-cell office:value-type="currency" office:currency="USD" office:value="3532.02" calcext:value-type="currency">
            <text:p>$3,532.02</text:p>
          </table:table-cell>
        </table:table-row>
        <table:table-row table:style-name="ro1">
          <table:table-cell/>
          <table:table-cell table:style-name="ce2" office:value-type="string" calcext:value-type="string">
            <text:p>6/23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DEBIT CARD 1ST HAWAIIAN BK <text:s text:c="5"/>DEBIT CARD 062121 Audible*218W586B1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2"/>
          <table:table-cell office:value-type="currency" office:currency="USD" office:value="3517.07" calcext:value-type="currency">
            <text:p>$3,517.07</text:p>
          </table:table-cell>
        </table:table-row>
        <table:table-row table:style-name="ro1">
          <table:table-cell/>
          <table:table-cell table:style-name="ce2" office:value-type="string" calcext:value-type="string">
            <text:p>6/24/2021</text:p>
          </table:table-cell>
          <table:table-cell/>
          <table:table-cell office:value-type="string" calcext:value-type="string">
            <text:p>CREDIT</text:p>
          </table:table-cell>
          <table:table-cell office:value-type="string" calcext:value-type="string">
            <text:p>DIRECT DEPOSIT UNIVERSITY OF GU PAYROLL <text:s text:c="3"/>062421 <text:s text:c="25"/>MOORE</text:p>
          </table:table-cell>
          <table:table-cell/>
          <table:table-cell office:value-type="currency" office:currency="USD" office:value="2769.43" calcext:value-type="currency">
            <text:p>$2,769.43</text:p>
          </table:table-cell>
          <table:table-cell/>
          <table:table-cell office:value-type="currency" office:currency="USD" office:value="6286.5" calcext:value-type="currency">
            <text:p>$6,286.50</text:p>
          </table:table-cell>
        </table:table-row>
        <table:table-row table:style-name="ro1">
          <table:table-cell/>
          <table:table-cell table:style-name="ce2" office:value-type="string" calcext:value-type="string">
            <text:p>6/24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POS DEBIT ROSS STORE #49 <text:s text:c="28"/>540404498618715 <text:s/>ROSS STORE #497 <text:s text:c="9"/>TAMUNING <text:s text:c="4"/>GU <text:s text:c="5"/>R00625244908US</text:p>
          </table:table-cell>
          <table:table-cell office:value-type="currency" office:currency="USD" office:value="104.33" calcext:value-type="currency">
            <text:p>$104.33</text:p>
          </table:table-cell>
          <table:table-cell table:number-columns-repeated="2"/>
          <table:table-cell office:value-type="currency" office:currency="USD" office:value="6182.17" calcext:value-type="currency">
            <text:p>$6,182.17</text:p>
          </table:table-cell>
        </table:table-row>
        <table:table-row table:style-name="ro1">
          <table:table-cell/>
          <table:table-cell table:style-name="ce2" office:value-type="string" calcext:value-type="string">
            <text:p>6/25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POS DEBIT PAYLESS SPRMKTS <text:s text:c="27"/>540404498618715 <text:s/>128 PALE KIERAN HI <text:s text:c="6"/>SINAJANA <text:s text:c="4"/>GU <text:s text:c="5"/>R10625014239US</text:p>
          </table:table-cell>
          <table:table-cell office:value-type="currency" office:currency="USD" office:value="23.31" calcext:value-type="currency">
            <text:p>$23.31</text:p>
          </table:table-cell>
          <table:table-cell table:number-columns-repeated="2"/>
          <table:table-cell office:value-type="currency" office:currency="USD" office:value="6158.86" calcext:value-type="currency">
            <text:p>$6,158.86</text:p>
          </table:table-cell>
        </table:table-row>
        <table:table-row table:style-name="ro1">
          <table:table-cell/>
          <table:table-cell table:style-name="ce2" office:value-type="string" calcext:value-type="string">
            <text:p>6/25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POS DEBIT PAYLESS SUPERMAR <text:s text:c="26"/>540404498618715 <text:s/>751 CHALAN MACHAUT <text:s text:c="6"/>MAITE <text:s text:c="7"/>GU <text:s text:c="5"/>R10625059909US</text:p>
          </table:table-cell>
          <table:table-cell office:value-type="currency" office:currency="USD" office:value="175.91" calcext:value-type="currency">
            <text:p>$175.91</text:p>
          </table:table-cell>
          <table:table-cell table:number-columns-repeated="2"/>
          <table:table-cell office:value-type="currency" office:currency="USD" office:value="5982.95" calcext:value-type="currency">
            <text:p>$5,982.95</text:p>
          </table:table-cell>
        </table:table-row>
        <table:table-row table:style-name="ro1">
          <table:table-cell/>
          <table:table-cell table:style-name="ce2" office:value-type="string" calcext:value-type="string">
            <text:p>6/28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DEBIT CARD RECURRING 1ST <text:s text:c="7"/>HAWAIIAN BK <text:s/>DEBIT CARD 062421 NETFLIX.COM <text:s text:c="13"/>R</text:p>
          </table:table-cell>
          <table:table-cell office:value-type="currency" office:currency="USD" office:value="8.99" calcext:value-type="currency">
            <text:p>$8.99</text:p>
          </table:table-cell>
          <table:table-cell table:number-columns-repeated="2"/>
          <table:table-cell office:value-type="currency" office:currency="USD" office:value="5973.96" calcext:value-type="currency">
            <text:p>$5,973.96</text:p>
          </table:table-cell>
        </table:table-row>
        <table:table-row table:style-name="ro1">
          <table:table-cell/>
          <table:table-cell table:style-name="ce2" office:value-type="string" calcext:value-type="string">
            <text:p>6/28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POS DEBIT IP&amp;E SHELL BARRI <text:s text:c="26"/>540404498618715 <text:s/>446 W ROUTE 8 <text:s text:c="11"/>BARRIGADA <text:s text:c="3"/>GU <text:s text:c="5"/>R00627016510US</text:p>
          </table:table-cell>
          <table:table-cell office:value-type="currency" office:currency="USD" office:value="96.08" calcext:value-type="currency">
            <text:p>$96.08</text:p>
          </table:table-cell>
          <table:table-cell table:number-columns-repeated="2"/>
          <table:table-cell office:value-type="currency" office:currency="USD" office:value="5877.88" calcext:value-type="currency">
            <text:p>$5,877.88</text:p>
          </table:table-cell>
        </table:table-row>
        <table:table-row table:style-name="ro1">
          <table:table-cell/>
          <table:table-cell table:style-name="ce2" office:value-type="string" calcext:value-type="string">
            <text:p>6/28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FHB ATM WITHDRAWAL FH4378 <text:s/>003 <text:s/>MAITE BRANCH #2 <text:s text:c="15"/>540404498618715 <text:s/>400 ROUTE 8 <text:s text:c="13"/>MONGMONG <text:s text:c="4"/>GU <text:s text:c="5"/>R00627008247US</text:p>
          </table:table-cell>
          <table:table-cell office:value-type="currency" office:currency="USD" office:value="200" calcext:value-type="currency">
            <text:p>$200.00</text:p>
          </table:table-cell>
          <table:table-cell table:number-columns-repeated="2"/>
          <table:table-cell office:value-type="currency" office:currency="USD" office:value="5677.88" calcext:value-type="currency">
            <text:p>$5,677.88</text:p>
          </table:table-cell>
        </table:table-row>
        <table:table-row table:style-name="ro1">
          <table:table-cell/>
          <table:table-cell table:style-name="ce2" office:value-type="string" calcext:value-type="string">
            <text:p>6/29/2021</text:p>
          </table:table-cell>
          <table:table-cell/>
          <table:table-cell office:value-type="string" calcext:value-type="string">
            <text:p>CREDIT</text:p>
          </table:table-cell>
          <table:table-cell office:value-type="string" calcext:value-type="string">
            <text:p>DIRECT DEPOSIT GOVGUAM RET FUND GGRF RTP <text:s text:c="2"/>062821 <text:s text:c="25"/>MOORE</text:p>
          </table:table-cell>
          <table:table-cell/>
          <table:table-cell office:value-type="currency" office:currency="USD" office:value="489.35" calcext:value-type="currency">
            <text:p>$489.35</text:p>
          </table:table-cell>
          <table:table-cell/>
          <table:table-cell office:value-type="currency" office:currency="USD" office:value="6167.23" calcext:value-type="currency">
            <text:p>$6,167.23</text:p>
          </table:table-cell>
        </table:table-row>
        <table:table-row table:style-name="ro1">
          <table:table-cell/>
          <table:table-cell table:style-name="ce2" office:value-type="string" calcext:value-type="string">
            <text:p>6/29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POS DEBIT PAYLESS SPRMKTS <text:s text:c="27"/>540404498618715 <text:s/>121 JESUS MARIANO <text:s text:c="7"/>MANGILAO <text:s text:c="4"/>GU <text:s text:c="5"/>R00629002001US</text:p>
          </table:table-cell>
          <table:table-cell office:value-type="currency" office:currency="USD" office:value="87.06" calcext:value-type="currency">
            <text:p>$87.06</text:p>
          </table:table-cell>
          <table:table-cell table:number-columns-repeated="2"/>
          <table:table-cell office:value-type="currency" office:currency="USD" office:value="6080.17" calcext:value-type="currency">
            <text:p>$6,080.17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style-name="ce2" office:value-type="string" calcext:value-type="string">
            <text:p>6/30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DEBIT CARD RECURRING 1ST <text:s text:c="7"/>HAWAIIAN BK <text:s/>DEBIT CARD 062821 ZOOM.US 888-799-9666 <text:s text:c="4"/>R</text:p>
          </table:table-cell>
          <table:table-cell office:value-type="currency" office:currency="USD" office:value="149.9" calcext:value-type="currency">
            <text:p>$149.90</text:p>
          </table:table-cell>
          <table:table-cell table:number-columns-repeated="2"/>
          <table:table-cell office:value-type="currency" office:currency="USD" office:value="5930.27" calcext:value-type="currency">
            <text:p>$5,930.27</text:p>
          </table:table-cell>
        </table:table-row>
        <table:table-row table:style-name="ro1">
          <table:table-cell/>
          <table:table-cell table:style-name="ce2" office:value-type="string" calcext:value-type="string">
            <text:p>7/1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POS DEBIT PAYLESS SPRMKTS <text:s text:c="27"/>540404498618715 <text:s/>128 PALE KIERAN HI <text:s text:c="6"/>SINAJANA <text:s text:c="4"/>GU <text:s text:c="5"/>R00702044712US</text:p>
          </table:table-cell>
          <table:table-cell office:value-type="currency" office:currency="USD" office:value="34.03" calcext:value-type="currency">
            <text:p>$34.03</text:p>
          </table:table-cell>
          <table:table-cell table:number-columns-repeated="2"/>
          <table:table-cell office:value-type="currency" office:currency="USD" office:value="5896.24" calcext:value-type="currency">
            <text:p>$5,896.24</text:p>
          </table:table-cell>
        </table:table-row>
        <table:table-row table:style-name="ro1">
          <table:table-cell/>
          <table:table-cell table:style-name="ce2" office:value-type="string" calcext:value-type="string">
            <text:p>7/1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POS DEBIT ROSS STORE #49 <text:s text:c="28"/>540404498618715 <text:s/>ROSS STORE #497 <text:s text:c="9"/>TAMUNING <text:s text:c="4"/>GU <text:s text:c="5"/>R00702097429US</text:p>
          </table:table-cell>
          <table:table-cell office:value-type="currency" office:currency="USD" office:value="141.13" calcext:value-type="currency">
            <text:p>$141.13</text:p>
          </table:table-cell>
          <table:table-cell table:number-columns-repeated="2"/>
          <table:table-cell office:value-type="currency" office:currency="USD" office:value="5755.11" calcext:value-type="currency">
            <text:p>$5,755.11</text:p>
          </table:table-cell>
        </table:table-row>
        <table:table-row table:style-name="ro1">
          <table:table-cell/>
          <table:table-cell table:style-name="ce2" office:value-type="string" calcext:value-type="string">
            <text:p>7/2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FHB ATM WITHDRAWAL FH4378 <text:s/>003 <text:s/>MAITE BRANCH #2 <text:s text:c="15"/>540404498618715 <text:s/>400 ROUTE 8 <text:s text:c="13"/>MONGMONG <text:s text:c="4"/>GU <text:s text:c="5"/>R00703009335US</text:p>
          </table:table-cell>
          <table:table-cell office:value-type="currency" office:currency="USD" office:value="200" calcext:value-type="currency">
            <text:p>$200.00</text:p>
          </table:table-cell>
          <table:table-cell table:number-columns-repeated="2"/>
          <table:table-cell office:value-type="currency" office:currency="USD" office:value="5555.11" calcext:value-type="currency">
            <text:p>$5,555.11</text:p>
          </table:table-cell>
        </table:table-row>
        <table:table-row table:style-name="ro1">
          <table:table-cell/>
          <table:table-cell table:style-name="ce2" office:value-type="string" calcext:value-type="string">
            <text:p>7/6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DEBIT CARD 1ST HAWAIIAN BK <text:s text:c="5"/>DEBIT CARD 070121 JEFFS PIRATES COVE INC</text:p>
          </table:table-cell>
          <table:table-cell office:value-type="currency" office:currency="USD" office:value="113.4" calcext:value-type="currency">
            <text:p>$113.40</text:p>
          </table:table-cell>
          <table:table-cell table:number-columns-repeated="2"/>
          <table:table-cell office:value-type="currency" office:currency="USD" office:value="5441.71" calcext:value-type="currency">
            <text:p>$5,441.71</text:p>
          </table:table-cell>
        </table:table-row>
        <table:table-row table:style-name="ro1">
          <table:table-cell/>
          <table:table-cell table:style-name="ce2" office:value-type="string" calcext:value-type="string">
            <text:p>7/6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POS DEBIT COST-U-LESS <text:s text:c="31"/>540404498618715 <text:s/>136A ROUTE 4 <text:s text:c="12"/>CHALAN PAGO <text:s/>GU <text:s text:c="5"/>R00707035985US</text:p>
          </table:table-cell>
          <table:table-cell office:value-type="currency" office:currency="USD" office:value="22.6" calcext:value-type="currency">
            <text:p>$22.60</text:p>
          </table:table-cell>
          <table:table-cell table:number-columns-repeated="2"/>
          <table:table-cell office:value-type="currency" office:currency="USD" office:value="5419.11" calcext:value-type="currency">
            <text:p>$5,419.11</text:p>
          </table:table-cell>
        </table:table-row>
        <table:table-row table:style-name="ro1">
          <table:table-cell/>
          <table:table-cell table:style-name="ce2" office:value-type="string" calcext:value-type="string">
            <text:p>7/6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POS DEBIT PAYLESS SPRMKTS <text:s text:c="27"/>540404498618715 <text:s/>128 PALE KIERAN HI <text:s text:c="6"/>SINAJANA <text:s text:c="4"/>GU <text:s text:c="5"/>R00707013143US</text:p>
          </table:table-cell>
          <table:table-cell office:value-type="currency" office:currency="USD" office:value="31.13" calcext:value-type="currency">
            <text:p>$31.13</text:p>
          </table:table-cell>
          <table:table-cell table:number-columns-repeated="2"/>
          <table:table-cell office:value-type="currency" office:currency="USD" office:value="5387.98" calcext:value-type="currency">
            <text:p>$5,387.98</text:p>
          </table:table-cell>
        </table:table-row>
        <table:table-row table:style-name="ro1">
          <table:table-cell/>
          <table:table-cell table:style-name="ce2" office:value-type="string" calcext:value-type="string">
            <text:p>7/6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POS DEBIT PAYLESS SUPERMAR <text:s text:c="26"/>540404498618715 <text:s/>751 CHALAN MACHAUT <text:s text:c="6"/>MAITE <text:s text:c="7"/>GU <text:s text:c="5"/>R00707004836US</text:p>
          </table:table-cell>
          <table:table-cell office:value-type="currency" office:currency="USD" office:value="56.11" calcext:value-type="currency">
            <text:p>$56.11</text:p>
          </table:table-cell>
          <table:table-cell table:number-columns-repeated="2"/>
          <table:table-cell office:value-type="currency" office:currency="USD" office:value="5331.87" calcext:value-type="currency">
            <text:p>$5,331.87</text:p>
          </table:table-cell>
        </table:table-row>
        <table:table-row table:style-name="ro1">
          <table:table-cell/>
          <table:table-cell table:style-name="ce2" office:value-type="string" calcext:value-type="string">
            <text:p>7/6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POS DEBIT KMART 7705 <text:s text:c="32"/>540404498618715 <text:s/>404 N MARINE CORPS <text:s text:c="6"/>TAMUNING <text:s text:c="4"/>GU <text:s text:c="5"/>R00704110652US</text:p>
          </table:table-cell>
          <table:table-cell office:value-type="currency" office:currency="USD" office:value="76.2" calcext:value-type="currency">
            <text:p>$76.20</text:p>
          </table:table-cell>
          <table:table-cell table:number-columns-repeated="2"/>
          <table:table-cell office:value-type="currency" office:currency="USD" office:value="5255.67" calcext:value-type="currency">
            <text:p>$5,255.67</text:p>
          </table:table-cell>
        </table:table-row>
        <table:table-row table:style-name="ro1">
          <table:table-cell/>
          <table:table-cell table:style-name="ce2" office:value-type="string" calcext:value-type="string">
            <text:p>7/6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POS DEBIT COST U LESS TAMU <text:s text:c="26"/>540404498618715 <text:s/>265 CHALAN SAN ANT <text:s text:c="6"/>TAMUNING <text:s text:c="4"/>GU <text:s text:c="5"/>R00704031141US</text:p>
          </table:table-cell>
          <table:table-cell office:value-type="currency" office:currency="USD" office:value="90.3" calcext:value-type="currency">
            <text:p>$90.30</text:p>
          </table:table-cell>
          <table:table-cell table:number-columns-repeated="2"/>
          <table:table-cell office:value-type="currency" office:currency="USD" office:value="5165.37" calcext:value-type="currency">
            <text:p>$5,165.37</text:p>
          </table:table-cell>
        </table:table-row>
        <table:table-row table:style-name="ro1">
          <table:table-cell/>
          <table:table-cell table:style-name="ce2" office:value-type="string" calcext:value-type="string">
            <text:p>7/6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POS DEBIT HD GUAM TAMUNI <text:s text:c="28"/>540404498618715 <text:s/>HD GUAM TAMUNING # <text:s text:c="6"/>TAMUNING <text:s text:c="4"/>GU <text:s text:c="5"/>R00706500401US</text:p>
          </table:table-cell>
          <table:table-cell office:value-type="currency" office:currency="USD" office:value="120.71" calcext:value-type="currency">
            <text:p>$120.71</text:p>
          </table:table-cell>
          <table:table-cell table:number-columns-repeated="2"/>
          <table:table-cell office:value-type="currency" office:currency="USD" office:value="5044.66" calcext:value-type="currency">
            <text:p>$5,044.66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style-name="ce2" office:value-type="string" calcext:value-type="string">
            <text:p>7/7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DEBIT CARD 1ST HAWAIIAN BK <text:s text:c="5"/>DEBIT CARD 070521 Amazon web services</text:p>
          </table:table-cell>
          <table:table-cell office:value-type="currency" office:currency="USD" office:value="35.84" calcext:value-type="currency">
            <text:p>$35.84</text:p>
          </table:table-cell>
          <table:table-cell table:number-columns-repeated="2"/>
          <table:table-cell office:value-type="currency" office:currency="USD" office:value="5008.82" calcext:value-type="currency">
            <text:p>$5,008.82</text:p>
          </table:table-cell>
        </table:table-row>
        <table:table-row table:style-name="ro1">
          <table:table-cell/>
          <table:table-cell table:style-name="ce2" office:value-type="string" calcext:value-type="string">
            <text:p>7/7/2021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DEBIT CARD 1ST HAWAIIAN BK <text:s text:c="5"/>DEBIT CARD 070221 SIX D ENTERPRISES INC</text:p>
          </table:table-cell>
          <table:table-cell office:value-type="currency" office:currency="USD" office:value="1000" calcext:value-type="currency">
            <text:p>$1,000.00</text:p>
          </table:table-cell>
          <table:table-cell table:number-columns-repeated="2"/>
          <table:table-cell office:value-type="currency" office:currency="USD" office:value="4008.82" calcext:value-type="currency">
            <text:p>$4,008.82</text:p>
          </table:table-cell>
        </table:table-row>
        <table:table-row table:style-name="ro1">
          <table:table-cell/>
          <table:table-cell table:style-name="ce2" office:value-type="string" calcext:value-type="string">
            <text:p>7/8/2021</text:p>
          </table:table-cell>
          <table:table-cell/>
          <table:table-cell office:value-type="string" calcext:value-type="string">
            <text:p>CREDIT</text:p>
          </table:table-cell>
          <table:table-cell office:value-type="string" calcext:value-type="string">
            <text:p>DIRECT DEPOSIT UNIVERSITY OF GU PAYROLL <text:s text:c="3"/>070821 <text:s text:c="25"/>MOORE</text:p>
          </table:table-cell>
          <table:table-cell/>
          <table:table-cell office:value-type="currency" office:currency="USD" office:value="2769.43" calcext:value-type="currency">
            <text:p>$2,769.43</text:p>
          </table:table-cell>
          <table:table-cell/>
          <table:table-cell office:value-type="currency" office:currency="USD" office:value="6778.25" calcext:value-type="currency">
            <text:p>$6,778.25</text:p>
          </table:table-cell>
        </table:table-row>
        <table:table-row table:style-name="ro1" table:number-rows-repeated="104851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11T07:02:42.267015569</dc:date>
    <dc:creator>Aubrey Moore</dc:creator>
    <meta:editing-duration>PT10M12S</meta:editing-duration>
    <meta:editing-cycles>1</meta:editing-cycles>
    <meta:document-statistic meta:table-count="1" meta:cell-count="300" meta:object-count="0"/>
    <meta:generator>LibreOffice/6.4.7.2$Linux_X86_64 LibreOffice_project/40$Build-2</meta:generator>
  </office:meta>
</office:document-meta>
</file>